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3.84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9.615cm"/>
    </style:style>
    <style:style style:name="co16" style:family="table-column">
      <style:table-column-properties fo:break-before="auto" style:column-width="9.396cm"/>
    </style:style>
    <style:style style:name="co17" style:family="table-column">
      <style:table-column-properties fo:break-before="auto" style:column-width="5.528cm"/>
    </style:style>
    <style:style style:name="co18" style:family="table-column">
      <style:table-column-properties fo:break-before="auto" style:column-width="8.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FCAncienProjet" table:style-name="ta3">
        <table:table-column table:style-name="co11" table:number-columns-repeated="3" table:default-cell-style-name="Default"/>
        <table:table-row table:style-name="ro3">
          <table:table-cell table:style-name="ce7" office:value-type="string" calcext:value-type="string">
            <text:p>Facteur technique</text:p>
          </table:table-cell>
          <table:table-cell table:style-name="ce7" office:value-type="string" calcext:value-type="string">
            <text:p>Note (0-5)</text:p>
          </table:table-cell>
          <table:table-cell table:style-name="ce7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table table:name="HPC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4" table:default-cell-style-name="Default"/>
        <table:table-row table:style-name="ro2">
          <table:table-cell office:value-type="string" calcext:value-type="string">
            <text:p>Temps d’exécution (h)</text:p>
          </table:table-cell>
          <table:table-cell office:value-type="string" calcext:value-type="string">
            <text:p>Nombre de coeurs de calcul nc</text:p>
          </table:table-cell>
          <table:table-cell office:value-type="string" calcext:value-type="string">
            <text:p>temps de traitement CPU-GPU → facteur d’utilisation [0;1]</text:p>
          </table:table-cell>
          <table:table-cell office:value-type="string" calcext:value-type="string">
            <text:p>puissance consommée par un coeur de calcul (Watts) Pc</text:p>
          </table:table-cell>
          <table:table-cell office:value-type="string" calcext:value-type="string">
            <text:p>taille de mémoire dispo (Go) nm</text:p>
          </table:table-cell>
          <table:table-cell office:value-type="string" calcext:value-type="string">
            <text:p>puissance consommée par la mémoire (W) 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table:formula="of:=[.A2]*(([.B2]*[.D2]*[.C2]) + ([.E2]*[.F2])) * [.G2] *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formula="of:=[.H2]*[.I2]" office:value-type="float" office:value="49465.00755" calcext:value-type="float">
            <text:p>49465,00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3:47:36.129494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2-02T14:04:12.845940434</dc:date>
    <meta:editing-cycles>19</meta:editing-cycles>
    <meta:editing-duration>PT1H34M41S</meta:editing-duration>
    <meta:document-statistic meta:table-count="9" meta:cell-count="192" meta:object-count="0"/>
  </office:meta>
</office:document-meta>
</file>